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Convection" svg:font-family="Convectio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bold" officeooo:rsid="00173019" officeooo:paragraph-rsid="0017301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173019" officeooo:paragraph-rsid="001730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2pt" fo:font-weight="bold" officeooo:rsid="00173019" officeooo:paragraph-rsid="00173019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jtěch Vašek</text:p>
      <text:p text:style-name="P1"/>
      <text:p text:style-name="P1">Věk:<text:span text:style-name="T1"> 18 let</text:span></text:p>
      <text:p text:style-name="P1">Adresa: <text:span text:style-name="T1">Kubelíkova 1366/1, Děčín 1, 405 02</text:span></text:p>
      <text:p text:style-name="P1">Telefon: <text:span text:style-name="T1">412 535 001</text:span></text:p>
      <text:p text:style-name="P1">E-mail:<text:span text:style-name="T1"> </text:span><text:a xlink:type="simple" xlink:href="mailto:vojta.vasek@outlook.cz" text:style-name="Internet_20_link" text:visited-style-name="Visited_20_Internet_20_Link"><text:span text:style-name="T1">vojta.vasek@outlook.cz</text:span></text:a></text:p>
      <text:p text:style-name="P1"><text:span text:style-name="T1"/></text:p>
      <text:p text:style-name="P1">Vzdělání</text:p>
      <text:p text:style-name="P1">2021-doposud <text:span text:style-name="T1">Vyšší odborná škola a Střední průmyslová škola strojní, stavební a dopravní, Děčín VI, Slovanská 1000/55 – Elektrotechnika (maturita)</text:span></text:p>
      <text:p text:style-name="P1"><text:span text:style-name="T1"/></text:p>
      <text:p text:style-name="P1">Pracovní zkušenosti</text:p>
      <text:p text:style-name="P1">Květen 2023</text:p>
      <text:p text:style-name="P1"><text:tab/><text:span text:style-name="T1">praxe v ČEZ Distribuce a.s., Teplická 874/8, Děčín 2 – požární ochrana, výměna elektroměrů</text:span></text:p>
      <text:p text:style-name="P1"><text:span text:style-name="T1"/></text:p>
      <text:p text:style-name="P1">Jazykové znalosti</text:p>
      <text:p text:style-name="P2">anglický jazyk – úroveň B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pitch="variable"/>
    <style:font-face style:name="Convection" svg:font-family="Convectio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3-11-14T17:06:51.384021227</meta:creation-date>
    <dc:date>2023-11-14T19:30:47.108987093</dc:date>
    <dc:creator>Vojtěch Vašek</dc:creator>
    <meta:editing-duration>PT2H23M59S</meta:editing-duration>
    <meta:editing-cycles>1</meta:editing-cycles>
    <meta:generator>LibreOffice/7.6.2.1$Linux_X86_64 LibreOffice_project/60$Build-1</meta:generator>
    <meta:document-statistic meta:table-count="0" meta:image-count="0" meta:object-count="0" meta:page-count="1" meta:paragraph-count="12" meta:word-count="60" meta:character-count="434" meta:non-whitespace-character-count="382"/>
  </office:meta>
</office:document-meta>
</file>